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text-properties style:font-name="Arial" fo:font-size="14pt" officeooo:rsid="0001aa44" officeooo:paragraph-rsid="0001aa44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62467324" text:style-name="L2">
        <text:list-item>
          <text:p text:style-name="P1">Tener Trello al dí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1T11:48:59.286000000</meta:creation-date>
    <dc:date>2022-04-01T11:58:53.798000000</dc:date>
    <meta:editing-duration>PT9M22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" meta:word-count="5" meta:character-count="22" meta:non-whitespace-character-count="19"/>
  </office:meta>
</office:document-meta>
</file>